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Mono" svg:font-family="'Cascadia Mono'"/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1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language="en" fo:country="US" style:language-asian="en" style:country-asian="US" style:language-complex="en" style:country-complex="US"/>
    </style:style>
  </office:automatic-styles>
  <office:body>
    <office:spreadsheet>
      <table:table table:name="Лист1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t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esult if t = (0;1]</text:p>
          </table:table-cell>
          <table:table-cell office:value-type="float" office:value="0.5">
            <text:p>0.5</text:p>
          </table:table-cell>
          <table:table-cell table:formula="of:=IF(AND([.B4]&gt;0;[.B4]&lt;=1);3*[.B4]^3-SIN(LOG10([.B4]));IF([.B4]&lt;=0;ATAN([.B4]+EXP([.B4]-1));(([.B4]^5-COS([.B4]^2))/([.B4]+1))^(1/3)))" office:value-type="float" office:value="0.671504042171437">
            <text:p>0.6715040422</text:p>
          </table:table-cell>
        </table:table-row>
        <table:table-row table:style-name="ro1">
          <table:table-cell office:value-type="string">
            <text:p>result if t = &lt;=0</text:p>
          </table:table-cell>
          <table:table-cell office:value-type="float" office:value="-3">
            <text:p>-3</text:p>
          </table:table-cell>
          <table:table-cell table:formula="of:=IF(AND([.B5]&gt;0;[.B5]&lt;=1);3*[.B5]^3-SIN(LOG10([.B5]));IF([.B5]&lt;=0;ATAN([.B5]+EXP([.B5]-1));(([.B5]^5-COS([.B5]^2))/([.B5]+1))^(1/3)))" office:value-type="float" office:value="-1.24720409110931">
            <text:p>-1.2472040911</text:p>
          </table:table-cell>
        </table:table-row>
        <table:table-row table:style-name="ro1">
          <table:table-cell office:value-type="string">
            <text:p>result if &gt; 1</text:p>
          </table:table-cell>
          <table:table-cell table:style-name="ce1" office:value-type="float" office:value="4">
            <text:p>4</text:p>
          </table:table-cell>
          <table:table-cell table:formula="of:=IF(AND([.B6]&gt;0;[.B6]&lt;=1);3*[.B6]^3-SIN(LOG10([.B6]));IF([.B6]&lt;=0;ATAN([.B6]+EXP([.B6]-1));(([.B6]^5-COS([.B6]^2))/([.B6]+1))^(1/3)))" office:value-type="float" office:value="5.89628735013432">
            <text:p>5.8962873501</text:p>
          </table:table-cell>
        </table:table-row>
      </table:table>
      <table:table table:name="Лист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Mono" svg:font-family="'Cascadia Mono'"/>
    <style:font-face style:name="F" svg:font-family="" style:font-family-generic="roman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8">10/18/2024</text:date>, <text:time>16:54:1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05T14:00:51.88</meta:creation-date>
    <dc:date>2024-10-18T16:54:10.35</dc:date>
    <meta:editing-duration>PT1H17M33S</meta:editing-duration>
    <meta:editing-cycles>4</meta:editing-cycles>
    <meta:generator>OpenOffice/4.1.15$Win32 OpenOffice.org_project/4115m2$Build-9813</meta:generator>
    <dc:creator>Никита Лещенко</dc:creator>
    <meta:document-statistic meta:table-count="3" meta:cell-count="11" meta:object-count="0"/>
  </office:meta>
</office:document-meta>
</file>